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3"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4"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5"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6"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7"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8"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fo:font-weight="normal" officeooo:rsid="001782ec" officeooo:paragraph-rsid="001782ec"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fo:font-weight="normal" officeooo:rsid="0018f2a5" officeooo:paragraph-rsid="0018f2a5"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style:style style:name="T9" style:family="text">
      <style:text-properties officeooo:rsid="001782ec"/>
    </style:style>
    <style:style style:name="T10" style:family="text">
      <style:text-properties officeooo:rsid="001a5c4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2">Training on the base model with some of Chopin’s tracks to test the behavior of the model</text:p>
          <text:list>
            <text:list-item>
              <text:p text:style-name="P3">model sounds too robotic and out of tune, <text:span text:style-name="T1">but the loss at 100 epochs remains high (~3.1)</text:span></text:p>
            </text:list-item>
          </text:list>
        </text:list-item>
        <text:list-item>
          <text:p text:style-name="P4">Trying sequence length tuning to find the best (based on 100 epoch runs) based on less loss</text:p>
          <text:list>
            <text:list-item>
              <text:p text:style-name="P5">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6">Trying to pick not based on argmax’s output but keep 3 candidate next notes/chords and random pick one<text:span text:style-name="T3">.</text:span></text:p>
          <text:list>
            <text:list-item>
              <text:p text:style-name="P7">Seems to create some kind of style to the music, far from Chopin’s. </text:p>
            </text:list-item>
          </text:list>
        </text:list-item>
        <text:list-item>
          <text:p text:style-name="P7">Trying the above random pick with <text:span text:style-name="T4">sequence length=10 </text:span><text:span text:style-name="T5">for more epochs</text:span></text:p>
          <text:list>
            <text:list-item>
              <text:p text:style-name="P8">loss dropped further, but again the sequence produced seems very similar not a nice flowing rhythm.</text:p>
            </text:list-item>
          </text:list>
        </text:list-item>
        <text:list-item>
          <text:p text:style-name="P8">Trying the random pick <text:span text:style-name="T6">(3) </text:span>but now increase the sequence length and the epochs to see if model can learn a more varying sequence.</text:p>
          <text:list>
            <text:list-item>
              <text:p text:style-name="P9">At 25 sequence length we have again many same repeated notes, loss is low (0.9...)</text:p>
            </text:list-item>
            <text:list-item>
              <text:p text:style-name="P9">At 50 sequence length we have a bit of better variety of notes but the sound incompatible, the loss remains still high (2,…)</text:p>
            </text:list-item>
          </text:list>
        </text:list-item>
        <text:list-item>
          <text:p text:style-name="P10">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1">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1">Due to the slow learning process the initial model is modified, removing the dropout completely to see if we can speed up the process. </text:p>
          <text:list>
            <text:list-item>
              <text:p text:style-name="P12">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2">Trying longer sequence of 75 and 100 length</text:p>
          <text:list>
            <text:list-item>
              <text:p text:style-name="P13"><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13">Proceeding with <text:span text:style-name="T9">different </text:span>sequence length<text:span text:style-name="T9">s</text:span> and <text:span text:style-name="T8">tune/search</text:span> the number of notes the model can pick randomly from.</text:p>
          <text:list>
            <text:list-item>
              <text:p text:style-name="P14">From tests the one with sequence length 7 and random pick from 7 best gave the higher score of note variation and a low loss (test id 23). Nevertheless the produced output is not so good.</text:p>
            </text:list-item>
          </text:list>
        </text:list-item>
        <text:list-item>
          <text:p text:style-name="P15">Trying a different music dataset to ensure that data are not the problem <text:span text:style-name="T10">(test ids 25, 26, 27)</text:span></text:p>
          <text:list>
            <text:list-item>
              <text:p text:style-name="P15"/>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18T15:38:12.030207121</dc:date>
    <meta:editing-duration>PT2H57M25S</meta:editing-duration>
    <meta:editing-cycles>21</meta:editing-cycles>
    <meta:generator>LibreOffice/7.6.6.3$Linux_X86_64 LibreOffice_project/60$Build-3</meta:generator>
    <meta:document-statistic meta:table-count="0" meta:image-count="0" meta:object-count="0" meta:page-count="2" meta:paragraph-count="22" meta:word-count="529" meta:character-count="2847" meta:non-whitespace-character-count="2357"/>
  </office:meta>
</office:document-meta>
</file>